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0232494" text:style-name="L1">
        <text:list-item>
          <text:list>
            <text:list-item>
              <text:p text:style-name="P1">Reviews <text:s/>- Show first three lines, plus elipses, animate expansion on click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Madsen</meta:initial-creator>
    <meta:creation-date>2010-12-17T15:46:38</meta:creation-date>
    <dc:date>2010-12-17T15:49:24</dc:date>
    <dc:creator>Andy Madsen</dc:creator>
    <meta:editing-duration>PT2M46S</meta:editing-duration>
    <meta:editing-cycles>3</meta:editing-cycles>
    <meta:generator>OpenOffice.org/3.3$Linux OpenOffice.org_project/330m17$Build-9551</meta:generator>
    <meta:document-statistic meta:table-count="0" meta:image-count="0" meta:object-count="0" meta:page-count="1" meta:paragraph-count="1" meta:word-count="13" meta:character-count="79"/>
  </office:meta>
</office:document-meta>
</file>